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iempo de viaje Margoria - Altinova : 30 min</text:p>
      <text:p text:style-name="Standard"/>
      <text:p text:style-name="Standard"/>
      <text:p text:style-name="P1">REGION BALENOS :</text:p>
      <text:p text:style-name="Standard"/>
      <text:p text:style-name="Standard"><text:tab/>1 :<text:tab/>Hilo de tela de araña</text:p>
      <text:p text:style-name="Standard"><text:tab/><text:tab/>Carne de res ahumada de kusha</text:p>
      <text:p text:style-name="Standard"><text:tab/><text:tab/>Anestisico de araña</text:p>
      <text:p text:style-name="Standard"><text:tab/><text:tab/>Cobija caliente</text:p>
      <text:p text:style-name="Standard"><text:tab/><text:tab/>Tazon de Ratt*</text:p>
      <text:p text:style-name="Standard"><text:tab/><text:tab/>Insensario de oro puro*</text:p>
      <text:p text:style-name="Standard"/>
      <text:p text:style-name="Standard"><text:tab/>2: <text:tab/>Suministro de medicinas de mediah</text:p>
      <text:p text:style-name="Standard"><text:tab/><text:tab/>Espada curvada del soldado derrotado de mediah</text:p>
      <text:p text:style-name="Standard"><text:tab/><text:tab/>Orbe de cristal de horoscopo</text:p>
      <text:p text:style-name="Standard"><text:tab/><text:tab/>Cultura del este</text:p>
      <text:p text:style-name="Standard"><text:tab/><text:tab/>Escultura en mal estado</text:p>
      <text:p text:style-name="Standard"><text:tab/><text:tab/>Pedazo de cuarzo de la mina de hierro abandonada</text:p>
      <text:p text:style-name="Standard"/>
      <text:p text:style-name="Standard"><text:tab/>3 : <text:tab/>Manual de artes marciales</text:p>
      <text:p text:style-name="Standard"><text:tab/><text:tab/>Bulto de herramientas nuevas del enano</text:p>
      <text:p text:style-name="Standard"><text:tab/><text:tab/>Vino porodonio de 275 años</text:p>
      <text:p text:style-name="Standard"><text:tab/><text:tab/>Zapatos de piel de lebyos</text:p>
      <text:p text:style-name="Standard"><text:tab/><text:tab/>Papalote de deseo</text:p>
      <text:p text:style-name="Standard"><text:tab/><text:tab/>Vestido de coctel de heidel</text:p>
      <text:p text:style-name="Standard"/>
      <text:p text:style-name="Standard"><text:tab/>4 : <text:tab/>Unguento de valentine</text:p>
      <text:p text:style-name="Standard"><text:tab/><text:tab/>Buque de vapor de caphras</text:p>
      <text:p text:style-name="Standard"><text:tab/><text:tab/>Vela aromatica de florin</text:p>
      <text:p text:style-name="Standard"><text:tab/><text:tab/>Set de vestimenta de hada</text:p>
      <text:p text:style-name="Standard"><text:tab/><text:tab/>Planta de cornus seca</text:p>
      <text:p text:style-name="Standard"><text:tab/><text:tab/>Estatua ancestral enmohecida</text:p>
      <text:p text:style-name="Standard"/>
      <text:p text:style-name="Standard"><text:tab/>5:<text:tab/>Incienso de teviral</text:p>
      <text:p text:style-name="Standard"><text:tab/><text:tab/>Retrato del emperador</text:p>
      <text:p text:style-name="Standard"><text:tab/><text:tab/>Antiguedad del barrio bajo de calpheon</text:p>
      <text:p text:style-name="Standard"><text:tab/><text:tab/>Suministro de primeros auxilios del barrio bajo de calpheon<text:tab/></text:p>
      <text:p text:style-name="Standard"><text:tab/><text:tab/>Bulto de hierba medicinal contaminada</text:p>
      <text:p text:style-name="Standard"><text:tab/><text:tab/>Veneno de trol</text:p>
      <text:p text:style-name="Standard"><text:tab/><text:tab/></text:p>
      <text:p text:style-name="P1">REGION SERENDIA :</text:p>
      <text:p text:style-name="Standard"/>
      <text:p text:style-name="Standard"><text:tab/>1 :<text:tab/>Chandelier de stimi</text:p>
      <text:p text:style-name="Standard"><text:tab/><text:tab/>Tela de Aurobyl</text:p>
      <text:p text:style-name="Standard"><text:tab/><text:tab/>Set de Transporte de pallet</text:p>
      <text:p text:style-name="Standard"><text:tab/><text:tab/>Paquete de barbacoa de puerco</text:p>
      <text:p text:style-name="Standard"><text:tab/><text:tab/>Molde de cañon</text:p>
      <text:p text:style-name="Standard"><text:tab/><text:tab/>Lingote de acero de taller de calpheon</text:p>
      <text:p text:style-name="Standard"/>
      <text:p text:style-name="Standard"><text:tab/>2 : <text:tab/>Red Nouveranto</text:p>
      <text:p text:style-name="Standard"><text:tab/><text:tab/>Daga decorada con joyas</text:p>
      <text:p text:style-name="Standard"><text:soft-page-break/><text:tab/><text:tab/>Sandwich de mariam</text:p>
      <text:p text:style-name="Standard"><text:tab/><text:tab/>Caja de primeros auxilios del hogar</text:p>
      <text:p text:style-name="Standard"><text:tab/><text:tab/>Tela de seda azul</text:p>
      <text:p text:style-name="Standard"><text:tab/><text:tab/>Escudo ovalo de barbaro</text:p>
      <text:p text:style-name="Standard"><text:tab/></text:p>
      <text:p text:style-name="Standard"><text:tab/>3 : <text:tab/>Gorro tradicional de dreaghan.</text:p>
      <text:p text:style-name="Standard"><text:tab/><text:tab/>Set de caballo colorido</text:p>
      <text:p text:style-name="Standard"><text:tab/><text:tab/>Canasta especial de aro</text:p>
      <text:p text:style-name="Standard"><text:tab/><text:tab/>Paisaje musica del cielo</text:p>
      <text:p text:style-name="Standard"><text:tab/><text:tab/>Ocarnia music del cielo</text:p>
      <text:p text:style-name="Standard"><text:tab/><text:tab/>Tetera cabeza del dragon</text:p>
      <text:p text:style-name="Standard"/>
      <text:p text:style-name="Standard"><text:tab/>4:<text:tab/>Carne de pollo ahumado de velia</text:p>
      <text:p text:style-name="Standard"><text:tab/><text:tab/>Vino de velia</text:p>
      <text:p text:style-name="Standard"><text:tab/><text:tab/>Reactivo azul de alquimista</text:p>
      <text:p text:style-name="Standard"><text:tab/><text:tab/>Tablon de velia</text:p>
      <text:p text:style-name="Standard"><text:tab/><text:tab/>Globo de papel sutil *</text:p>
      <text:p text:style-name="Standard"><text:tab/><text:tab/>Ginseng silvestre mil años *</text:p>
      <text:p text:style-name="Standard"/>
      <text:p text:style-name="Standard"><text:tab/>5:<text:tab/>Esculrura de pantera negra</text:p>
      <text:p text:style-name="Standard"><text:tab/><text:tab/>Mercurio negro siniestro</text:p>
      <text:p text:style-name="Standard"><text:tab/><text:tab/>Mineral negro siniestro</text:p>
      <text:p text:style-name="Standard"><text:tab/><text:tab/>Uniforme de mineros</text:p>
      <text:p text:style-name="Standard"><text:tab/><text:tab/>Amuleto de prevencion de petrificacion</text:p>
      <text:p text:style-name="Standard"><text:tab/><text:tab/>Te de jengibre de keplan</text:p>
      <text:p text:style-name="Standard"/>
      <text:p text:style-name="Standard"/>
      <text:p text:style-name="P1">REGION CALPHEON :</text:p>
      <text:p text:style-name="Standard"/>
      <text:p text:style-name="Standard"><text:tab/>1 : <text:tab/>Libro de farmacologia de weenie <text:s/>looney</text:p>
      <text:p text:style-name="Standard"><text:tab/><text:tab/>Gota del bosque de ramas blancas<text:tab/><text:tab/><text:tab/></text:p>
      <text:p text:style-name="Standard"><text:tab/><text:tab/>Manaltial de flondor</text:p>
      <text:p text:style-name="Standard"><text:tab/><text:tab/>Sylviarona</text:p>
      <text:p text:style-name="Standard"><text:tab/><text:tab/>Almeja de jade de flondor</text:p>
      <text:p text:style-name="Standard"><text:tab/><text:tab/>Planta acuatica de cristal de flondor</text:p>
      <text:p text:style-name="Standard"/>
      <text:p text:style-name="Standard"><text:tab/>2 : <text:tab/>Alfonbra decorativo de yak</text:p>
      <text:p text:style-name="Standard"><text:tab/><text:tab/>Rehilete detuya oriental</text:p>
      <text:p text:style-name="Standard"><text:tab/><text:tab/>Decoracion de bandera de sherekhan</text:p>
      <text:p text:style-name="Standard"><text:tab/><text:tab/>Decoracion de diente de khalk con joyas</text:p>
      <text:p text:style-name="Standard"><text:tab/><text:tab/>Brocheta de borrego bien cocido</text:p>
      <text:p text:style-name="Standard"><text:tab/><text:tab/>Medicina para el mal de altura</text:p>
      <text:p text:style-name="Standard"/>
      <text:p text:style-name="Standard"><text:tab/>3 :<text:tab/>Ladrilo de lodo de glish</text:p>
      <text:p text:style-name="Standard"><text:tab/><text:tab/>Rama de roble magico</text:p>
      <text:p text:style-name="Standard"><text:tab/><text:tab/>Aceite para piel fogan</text:p>
      <text:p text:style-name="Standard"><text:tab/><text:tab/>Pata trasera seca de fogan</text:p>
      <text:p text:style-name="Standard"><text:tab/><text:tab/>Barro seco de freharau</text:p>
      <text:p text:style-name="Standard"><text:tab/><text:tab/>Pocion de freharau</text:p>
      <text:p text:style-name="Standard"/>
      <text:p text:style-name="Standard"><text:tab/>4 :<text:tab/>Canela en polvo de kasula</text:p>
      <text:p text:style-name="Standard"><text:tab/><text:tab/>Jarron con espiritu negro</text:p>
      <text:p text:style-name="Standard"><text:soft-page-break/><text:tab/><text:tab/>Retrato con alma</text:p>
      <text:p text:style-name="Standard"><text:tab/><text:tab/>Elixir super natural</text:p>
      <text:p text:style-name="Standard"><text:tab/><text:tab/>Pocion de curacion</text:p>
      <text:p text:style-name="Standard"><text:tab/><text:tab/>Talisman de kirus</text:p>
      <text:p text:style-name="Standard"><text:tab/></text:p>
      <text:p text:style-name="Standard"><text:tab/>5:<text:tab/>Mineral al rojo de diablillo</text:p>
      <text:p text:style-name="Standard"><text:tab/><text:tab/>Fragmento del totem de diblillo</text:p>
      <text:p text:style-name="Standard"><text:tab/><text:tab/>Semilla del espiritu del arbol</text:p>
      <text:p text:style-name="Standard"><text:tab/><text:tab/>Excremento de ogro</text:p>
      <text:p text:style-name="Standard"><text:tab/><text:tab/>Condimento oriental</text:p>
      <text:p text:style-name="Standard"><text:tab/><text:tab/>Piedra de tinta de dragon dorado</text:p>
      <text:p text:style-name="Standard"/>
      <text:p text:style-name="P1">REGION MEDIAH :</text:p>
      <text:p text:style-name="Standard"/>
      <text:p text:style-name="Standard"><text:tab/>1 : <text:tab/>Reactivo rojo de alquimista</text:p>
      <text:p text:style-name="Standard"><text:tab/><text:tab/>Vidrio cristal de velia</text:p>
      <text:p text:style-name="Standard"><text:tab/><text:tab/>Opalo negro de velia</text:p>
      <text:p text:style-name="Standard"><text:tab/><text:tab/>Pelaje de zorro</text:p>
      <text:p text:style-name="Standard"><text:tab/><text:tab/>Caja de bala de plomo de tranan</text:p>
      <text:p text:style-name="Standard"><text:tab/><text:tab/>La aventura extraña de bartali</text:p>
      <text:p text:style-name="Standard"/>
      <text:p text:style-name="Standard"><text:tab/>2 :<text:tab/>Set de liston de señora pilaf</text:p>
      <text:p text:style-name="Standard"><text:tab/><text:tab/>Estatua del dragon de oyun</text:p>
      <text:p text:style-name="Standard"><text:tab/><text:tab/>Kit de primeros auxilios de heidel</text:p>
      <text:p text:style-name="Standard"><text:tab/><text:tab/>Mineral de hierro de pureza alta</text:p>
      <text:p text:style-name="Standard"><text:tab/><text:tab/>Sable oriental *</text:p>
      <text:p text:style-name="Standard"><text:tab/><text:tab/>Jarron de porcelana haso *</text:p>
      <text:p text:style-name="Standard"/>
      <text:p text:style-name="Standard"><text:tab/>3 :<text:tab/>Guia para talar de dorman</text:p>
      <text:p text:style-name="Standard"><text:tab/><text:tab/>Caja de aserin</text:p>
      <text:p text:style-name="Standard"><text:tab/><text:tab/>Mostrador de calidad de calpheon</text:p>
      <text:p text:style-name="Standard"><text:tab/><text:tab/>Guia para talar de karl verdun<text:tab/></text:p>
      <text:p text:style-name="Standard"><text:tab/><text:tab/>Caja de segueta filosa</text:p>
      <text:p text:style-name="Standard"><text:tab/><text:tab/>Tocador de serendia</text:p>
      <text:p text:style-name="Standard"/>
      <text:p text:style-name="Standard"><text:tab/>4 : <text:tab/>Almuerzo del trabajador</text:p>
      <text:p text:style-name="Standard"><text:tab/><text:tab/>Ramos de tulipanes fresco</text:p>
      <text:p text:style-name="Standard"><text:tab/><text:tab/>Mochila de piel de bufalo</text:p>
      <text:p text:style-name="Standard"><text:tab/><text:tab/>Pomada cura todo</text:p>
      <text:p text:style-name="Standard"><text:tab/><text:tab/>Cerveza leight</text:p>
      <text:p text:style-name="Standard"><text:tab/><text:tab/>Paja de platio de trigo en el norte</text:p>
      <text:p text:style-name="Standard"/>
      <text:p text:style-name="Standard"><text:tab/>5: <text:tab/>Accesorio tradicional de bashim</text:p>
      <text:p text:style-name="Standard"><text:tab/><text:tab/>Vestido de noble del oeste</text:p>
      <text:p text:style-name="Standard"><text:tab/><text:tab/>Bulto de ramas de sauco negro</text:p>
      <text:p text:style-name="Standard"><text:tab/><text:tab/>Muñeca maldita</text:p>
      <text:p text:style-name="Standard"><text:tab/><text:tab/>Carne ahumada de cabra</text:p>
      <text:p text:style-name="Standard"><text:tab/><text:tab/>Armadura de hierro de cadry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REGION VALENCIA :</text:p>
      <text:p text:style-name="Standard"/>
      <text:p text:style-name="Standard"><text:tab/>1 :<text:tab/>Reactivo Rojo</text:p>
      <text:p text:style-name="Standard"><text:tab/><text:tab/>Cañon de Mano Portatil</text:p>
      <text:p text:style-name="Standard"><text:tab/><text:tab/>Bulto de Marfil</text:p>
      <text:p text:style-name="Standard"><text:tab/><text:tab/>Papalote Rojo*</text:p>
      <text:p text:style-name="Standard"><text:tab/><text:tab/>Seda de Haso*</text:p>
      <text:p text:style-name="Standard"><text:tab/><text:tab/>Libro de texto del forajido</text:p>
      <text:p text:style-name="Standard"/>
      <text:p text:style-name="Standard"><text:tab/>2 : <text:tab/>Coral del color del mar</text:p>
      <text:p text:style-name="Standard"><text:tab/><text:tab/>Esponja natural</text:p>
      <text:p text:style-name="Standard"><text:tab/><text:tab/>Lubina de mar seco</text:p>
      <text:p text:style-name="Standard"><text:tab/><text:tab/>Olla de sal de Iliya</text:p>
      <text:p text:style-name="Standard"><text:tab/><text:tab/>Estatua de pez de la suerte</text:p>
      <text:p text:style-name="Standard"><text:tab/><text:tab/>Coral de Iliya</text:p>
      <text:p text:style-name="Standard"/>
      <text:p text:style-name="Standard"><text:tab/>3 : <text:tab/>Set de pinturas naturales</text:p>
      <text:p text:style-name="Standard"><text:tab/><text:tab/>Piel de basilisco seco</text:p>
      <text:p text:style-name="Standard"><text:tab/><text:tab/>Sello de marfil</text:p>
      <text:p text:style-name="Standard"><text:tab/><text:tab/>Fruta de anis estrellado</text:p>
      <text:p text:style-name="Standard"><text:tab/><text:tab/>Mazo</text:p>
      <text:p text:style-name="Standard"><text:tab/><text:tab/>Abrigo de pelo de camello</text:p>
      <text:p text:style-name="Standard"/>
      <text:p text:style-name="Standard"><text:tab/>4:<text:tab/>Binoculares de rakshan</text:p>
      <text:p text:style-name="Standard"><text:tab/><text:tab/>Caja de joyas sorpresa de shakuta</text:p>
      <text:p text:style-name="Standard"><text:tab/><text:tab/>Rifle decorado con joyas</text:p>
      <text:p text:style-name="Standard"><text:tab/><text:tab/>Elixir de la inmortalidad</text:p>
      <text:p text:style-name="Standard"><text:tab/><text:tab/>Escudo de fuego gigante</text:p>
      <text:p text:style-name="Standard"><text:tab/><text:tab/>Pedazo de rutilo</text:p>
      <text:p text:style-name="Standard"/>
      <text:p text:style-name="Standard"/>
      <text:p text:style-name="P1">REGION MARGORIA :</text:p>
      <text:p text:style-name="Standard"/>
      <text:p text:style-name="Standard"><text:tab/>1 : <text:tab/>Piel de Mantarraya de Randis </text:p>
      <text:p text:style-name="Standard"><text:tab/><text:tab/>Bulto de Rosas Azules</text:p>
      <text:p text:style-name="Standard"><text:tab/><text:tab/>Gran Berilio</text:p>
      <text:p text:style-name="Standard"><text:tab/><text:tab/>Hoja de Hierba Seca</text:p>
      <text:p text:style-name="Standard"><text:tab/><text:tab/>Huevo de Gaviota</text:p>
      <text:p text:style-name="Standard"><text:tab/><text:tab/>Vino de Genciana</text:p>
      <text:p text:style-name="Standard"/>
      <text:p text:style-name="Standard"><text:tab/>2 : <text:tab/>Perla de Pilava</text:p>
      <text:p text:style-name="Standard"><text:tab/><text:tab/>Cangrejo real intacto</text:p>
      <text:p text:style-name="Standard"><text:tab/><text:tab/>Pedazi de opalo</text:p>
      <text:p text:style-name="Standard"><text:tab/><text:tab/>Bulto de flores escama de fuego</text:p>
      <text:p text:style-name="Standard"><text:tab/><text:tab/>Coleccion de cuentos sobre el niño del bosque de palmeras</text:p>
      <text:p text:style-name="Standard"><text:tab/><text:tab/>Pintura del paisaje del desierto</text:p>
      <text:p text:style-name="Standard"/>
      <text:p text:style-name="Standard"><text:tab/>3 :<text:tab/>Cartera de piel de pez globo</text:p>
      <text:p text:style-name="Standard"><text:tab/><text:tab/>Ostra de louruve</text:p>
      <text:p text:style-name="Standard"><text:tab/><text:tab/>Caparazon de cangrejo naranja</text:p>
      <text:p text:style-name="Standard"><text:tab/><text:tab/>Semilla de hongo trufa</text:p>
      <text:p text:style-name="Standard"><text:soft-page-break/><text:tab/><text:tab/>Bultro de azafran</text:p>
      <text:p text:style-name="Standard"><text:tab/><text:tab/>Saco de arena fina</text:p>
      <text:p text:style-name="Standard"/>
      <text:p text:style-name="Standard"><text:tab/>4 : <text:tab/>Reactivo misterioso</text:p>
      <text:p text:style-name="Standard"><text:tab/><text:tab/>Bulto de hierbas luz del atardecer de duch</text:p>
      <text:p text:style-name="Standard"><text:tab/><text:tab/>Caviar</text:p>
      <text:p text:style-name="Standard"><text:tab/><text:tab/>Ambar gris</text:p>
      <text:p text:style-name="Standard"><text:tab/><text:tab/>Sal de mar gruesa</text:p>
      <text:p text:style-name="Standard"><text:tab/><text:tab/>Caja de concha</text:p>
      <text:p text:style-name="Standard"/>
      <text:p text:style-name="Standard"><text:tab/>5:<text:tab/>Arpon de epheria</text:p>
      <text:p text:style-name="Standard"><text:tab/><text:tab/>Piel de pescado plateado</text:p>
      <text:p text:style-name="Standard"><text:tab/><text:tab/>Collar de perla</text:p>
      <text:p text:style-name="Standard"><text:tab/><text:tab/>Bomba flotante de epheria</text:p>
      <text:p text:style-name="Standard"><text:tab/><text:tab/>Aceite de pescado de epheria</text:p>
      <text:p text:style-name="Standard"><text:tab/><text:tab/>Salchicha de pescado</text:p>
      <text:p text:style-name="Standard"/>
      <text:p text:style-name="P1">REGION DE KAMASILVIA :</text:p>
      <text:p text:style-name="Standard"/>
      <text:p text:style-name="Standard"><text:tab/>1 : <text:tab/>Mora silvestre foretta agridulce</text:p>
      <text:p text:style-name="Standard"><text:tab/><text:tab/>Mora silvestre foretta dulce</text:p>
      <text:p text:style-name="Standard"><text:tab/><text:tab/>Hierva luz del atardecer que nace del atardecer</text:p>
      <text:p text:style-name="Standard"><text:tab/><text:tab/>Hierba crin seco humedo</text:p>
      <text:p text:style-name="Standard"><text:tab/><text:tab/>Herramienta de manteniento de cabana</text:p>
      <text:p text:style-name="Standard"><text:tab/><text:tab/>Jugo colorido de moras silvestres</text:p>
      <text:p text:style-name="Standard"/>
      <text:p text:style-name="Standard"><text:tab/>2: <text:tab/>Corteza del arbol de acero</text:p>
      <text:p text:style-name="Standard"><text:tab/><text:tab/>Herramienta de carpinteria de trent</text:p>
      <text:p text:style-name="Standard"><text:tab/><text:tab/>Estatua del espiritu de la tierra</text:p>
      <text:p text:style-name="Standard"><text:tab/><text:tab/>Madera especial de trent</text:p>
      <text:p text:style-name="Standard"><text:tab/><text:tab/>Camuflaje del bosque</text:p>
      <text:p text:style-name="Standard"><text:tab/><text:tab/>Accesorio de ambar</text:p>
      <text:p text:style-name="Standard"/>
      <text:p text:style-name="Standard"><text:tab/>3 : <text:tab/>Senbei tradicional de drieghan</text:p>
      <text:p text:style-name="Standard"><text:tab/><text:tab/>Crema de elote especial de maopan</text:p>
      <text:p text:style-name="Standard"><text:tab/><text:tab/>Suplemento de vegetales de calidad</text:p>
      <text:p text:style-name="Standard"><text:tab/><text:tab/>Incienso de tuya oriental</text:p>
      <text:p text:style-name="Standard"><text:tab/><text:tab/>Resguardo protector de sherekhan</text:p>
      <text:p text:style-name="Standard"><text:tab/><text:tab/>Trampa para marmotas</text:p>
      <text:p text:style-name="Standard"/>
      <text:p text:style-name="Standard"><text:tab/>4:<text:tab/>Bulto de libros viejos</text:p>
      <text:p text:style-name="Standard"><text:tab/><text:tab/>Bulto de pergaminos de calidad</text:p>
      <text:p text:style-name="Standard"><text:tab/><text:tab/>Analgesico de valquiria</text:p>
      <text:p text:style-name="Standard"><text:tab/><text:tab/>Semilla de hongo de oberen</text:p>
      <text:p text:style-name="Standard"><text:tab/><text:tab/>Huevo de pajaro cucu asado</text:p>
      <text:p text:style-name="Standard"><text:tab/><text:tab/>Fideos de elote de ba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REGION DE DRIEGHAN :</text:p>
      <text:p text:style-name="Standard"/>
      <text:p text:style-name="Standard"><text:tab/>1 :<text:tab/>Olla de medicinas del hogar</text:p>
      <text:p text:style-name="Standard"><text:tab/><text:tab/>Pocion de amor n 6</text:p>
      <text:p text:style-name="Standard"><text:tab/><text:tab/>Queso de montaña de olvia</text:p>
      <text:p text:style-name="Standard"><text:tab/><text:tab/>Set de medicinas de emergencias</text:p>
      <text:p text:style-name="Standard"><text:tab/><text:tab/>Gorra tradicional de shais</text:p>
      <text:p text:style-name="Standard"><text:tab/><text:tab/>Mermelada de uva de olvia</text:p>
      <text:p text:style-name="Standard"/>
      <text:p text:style-name="Standard"><text:tab/>2 : <text:tab/>Piedra magica de valtarra</text:p>
      <text:p text:style-name="Standard"><text:tab/><text:tab/>Rama de arbol griz</text:p>
      <text:p text:style-name="Standard"><text:tab/><text:tab/>Biografia del gran adiestrador</text:p>
      <text:p text:style-name="Standard"><text:tab/><text:tab/>Codigo ancestral de kamasilvia</text:p>
      <text:p text:style-name="Standard"><text:tab/><text:tab/>Arco largo acher</text:p>
      <text:p text:style-name="Standard"><text:tab/><text:tab/>Uniforme militar de lemoria</text:p>
      <text:p text:style-name="Standard"/>
      <text:p text:style-name="Standard"><text:tab/>3 :<text:tab/>Almidon de papa del rancho de shuri</text:p>
      <text:p text:style-name="Standard"><text:tab/><text:tab/>Pantalon de telaraña</text:p>
      <text:p text:style-name="Standard"><text:tab/><text:tab/>Pan de ajo de la colina de cola de piedra</text:p>
      <text:p text:style-name="Standard"><text:tab/><text:tab/>Cepillo de melena</text:p>
      <text:p text:style-name="Standard"><text:tab/><text:tab/>Trofeo de carrera de caballo</text:p>
      <text:p text:style-name="Standard"><text:tab/><text:tab/>Piel de piedra de rino</text:p>
      <text:p text:style-name="Standard"/>
      <text:p text:style-name="Standard"><text:tab/>4:<text:tab/>Flauta de cuerno de behr</text:p>
      <text:p text:style-name="Standard"><text:tab/><text:tab/>Paloma domada</text:p>
      <text:p text:style-name="Standard"><text:tab/><text:tab/>Salchicha de berh</text:p>
      <text:p text:style-name="Standard"><text:tab/><text:tab/>Tela de pield e berh</text:p>
      <text:p text:style-name="Standard"><text:tab/><text:tab/>Pez encurrido de raiz de hada</text:p>
      <text:p text:style-name="Standard"><text:tab/><text:tab/>Punta de flecha triple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6T15:49:26.14</meta:creation-date>
    <meta:document-statistic meta:table-count="0" meta:image-count="0" meta:object-count="0" meta:page-count="6" meta:paragraph-count="235" meta:word-count="1046" meta:character-count="6163"/>
    <dc:date>2020-01-26T15:53:14.34</dc:date>
    <meta:editing-duration>PT3M49S</meta:editing-duration>
    <meta:editing-cycles>1</meta:editing-cycles>
    <meta:generator>OpenOffice/4.1.7$Win32 OpenOffice.org_project/417m1$Build-9800</meta:generator>
  </office:meta>
</office:document-meta>
</file>